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adornments="標準"/>
    <style:font-face style:name="Tahoma1" svg:font-family="Tahoma"/>
    <style:font-face style:name="ArialMT" svg:font-family="ArialMT" style:font-adornments="標準" style:font-pitch="variable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6f5b1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size-complex="10.5pt"/>
    </style:style>
    <style:style style:name="P12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3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ＭＳ ゴシック" fo:font-size="10.5pt" style:text-underline-style="solid" style:text-underline-width="auto" style:text-underline-color="font-color" officeooo:paragraph-rsid="0006f5b1" style:font-name-asian="ＭＳ ゴシック" style:font-size-asian="10.5pt" style:font-size-complex="10.5pt"/>
    </style:style>
    <style:style style:name="P14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1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85065" style:font-name-asian="ＭＳ 明朝1" style:font-size-asian="10.5pt" style:font-size-complex="10.5pt"/>
    </style:style>
    <style:style style:name="P16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officeooo:paragraph-rsid="00085065"/>
    </style:style>
    <style:style style:name="P1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officeooo:paragraph-rsid="00085065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ＭＳ 明朝1" officeooo:paragraph-rsid="00085065" style:font-name-asian="ＭＳ 明朝1"/>
    </style:style>
    <style:style style:name="P20" style:family="paragraph" style:parent-style-name="Standard" style:list-style-name="L1">
      <style:paragraph-properties fo:line-height="0.43cm">
        <style:tab-stops>
          <style:tab-stop style:position="2.517cm"/>
        </style:tab-stops>
      </style:paragraph-properties>
      <style:text-properties style:font-name="ＭＳ ゴシック" officeooo:paragraph-rsid="00085065" style:font-name-asian="ＭＳ ゴシック"/>
    </style:style>
    <style:style style:name="P21" style:family="paragraph" style:parent-style-name="Standard" style:master-page-name="Standard">
      <style:paragraph-properties style:line-spacing="0.101cm" style:page-number="auto"/>
      <style:text-properties style:font-name="HGｺﾞｼｯｸE" fo:font-size="11pt" style:font-name-asian="HGｺﾞｼｯｸE" style:font-size-asian="11pt" style:font-size-complex="11p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ＭＳ ゴシック"/>
    </style:style>
    <style:style style:name="T3" style:family="text">
      <style:text-properties fo:font-size="10.5pt" style:font-name-asian="ＭＳ ゴシック" style:font-size-asian="10.5pt" style:font-size-complex="10.5pt"/>
    </style:style>
    <style:style style:name="T4" style:family="text">
      <style:text-properties fo:font-size="10.5pt" style:font-name-asian="ＭＳ 明朝1" style:font-size-asian="10.5pt" style:font-size-complex="10.5pt"/>
    </style:style>
    <style:style style:name="T5" style:family="text">
      <style:text-properties fo:font-size="10.5pt" officeooo:rsid="00085065" style:font-name-asian="ＭＳ 明朝1" style:font-size-asian="10.5pt" style:font-size-complex="10.5pt"/>
    </style:style>
    <style:style style:name="T6" style:family="text">
      <style:text-properties fo:font-size="10.5pt" style:font-size-asian="10.5pt" style:font-size-complex="10.5pt"/>
    </style:style>
    <style:style style:name="T7" style:family="text">
      <style:text-properties fo:font-size="10.5pt" officeooo:rsid="00085065" style:font-size-asian="10.5pt" style:font-size-complex="10.5pt"/>
    </style:style>
    <style:style style:name="T8" style:family="text">
      <style:text-properties officeooo:rsid="00085065"/>
    </style:style>
    <style:style style:name="T9" style:family="text">
      <style:text-properties style:font-name="ＭＳ 明朝1" fo:font-size="10.5pt" style:font-name-asian="ＭＳ 明朝1" style:font-size-asian="10.5pt" style:font-size-complex="10.5pt"/>
    </style:style>
    <style:style style:name="T10" style:family="text">
      <style:text-properties style:font-name="ＭＳ 明朝1" fo:font-size="10.5pt" officeooo:rsid="00085065" style:font-name-asian="ＭＳ 明朝1" style:font-size-asian="10.5pt" style:font-size-complex="10.5pt"/>
    </style:style>
    <style:style style:name="T11" style:family="text">
      <style:text-properties officeooo:rsid="0008e7f5"/>
    </style:style>
    <style:style style:name="T12" style:family="text">
      <style:text-properties officeooo:rsid="000a6e16"/>
    </style:style>
    <style:style style:name="T13" style:family="text">
      <style:text-properties style:font-name-asian="HG丸ｺﾞｼｯｸM-PRO"/>
    </style:style>
    <style:style style:name="T14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text:anchor-type="paragraph" draw:z-index="0" draw:style-name="gr1" draw:text-style-name="P23" svg:width="2.386cm" svg:height="1.592cm" draw:transform="rotate (0.523598775598299) translate (12.7582083333333cm 0.146402777777778cm)"><draw:text-box><text:p text:style-name="P22"><text:span text:style-name="T13"/></text:p><text:p text:style-name="P22"><text:span text:style-name="T14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ワープロソフト　〜Writer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>　この講習会は「Writer」「Calc」「Impress」の順に開催しています。今回はワープロソフト<text:span text:style-name="T1">「Writer」の講習会を行ないます。</text:span></text:p>
      <text:p text:style-name="P2">　みなさまのご参加をお待ちしています。</text:p>
      <text:p text:style-name="P2"/>
      <text:p text:style-name="P3">記</text:p>
      <text:p text:style-name="P2"/>
      <text:p text:style-name="P4">　日　時<text:tab/>１日目　平成２５年　４月１７日（水）　１８：３０〜２０：００</text:p>
      <text:p text:style-name="P4"><text:tab/>２日目　平成２５年　４月２４日（水）　１８：３０〜２０：００</text:p>
      <text:p text:style-name="P4"><text:tab/>※１日目と２日目の両方で一つの内容となっています。</text:p>
      <text:p text:style-name="P4">　場　所<text:tab/>松江テルサ別館２階　オープンソースラボ</text:p>
      <text:p text:style-name="P4">　内　容<text:tab/>「Writerの概要」</text:p>
      <text:p text:style-name="P4"><text:tab/>基本操作、文字入力と書式、画像や図形の挿入、ヘッダ・フッタ、</text:p>
      <text:p text:style-name="P4"><text:tab/>ファイルの保存とテンプレート</text:p>
      <text:p text:style-name="P4">　対象者<text:tab/>パソコンの基本操作ができる方</text:p>
      <text:p text:style-name="P4">　　　　　　　（協議会会員以外の方でもご自由に参加いただけます。）</text:p>
      <text:p text:style-name="P4">　参加費<text:tab/>無料</text:p>
      <text:p text:style-name="P4">　定　員<text:tab/>２０名</text:p>
      <text:p text:style-name="P4">　講　師<text:tab/>株式会社マツケイ　伊藤　葉子氏</text:p>
      <text:p text:style-name="P4">　主　催<text:tab/>しまねOSS協議会</text:p>
      <text:p text:style-name="P4">　その他<text:tab/>（１）ノートパソコンをお持ちの方は当日ご持参ください。お持ちでない方は、お貸し</text:p>
      <text:p text:style-name="P4"><text:tab/>　　　しますので、お申込みの際にご明記ください。</text:p>
      <text:p text:style-name="P5"><text:tab/>（２）この講習はOpenOffice.org3.1以上を対象としております。</text:p>
      <text:p text:style-name="P13">ご持参頂くパソコンにはあらかじめOpenOffice.org3.1以上をインストールしてください。</text:p>
      <text:p text:style-name="P4"/>
      <text:p text:style-name="P4">【<text:span text:style-name="T2">申込み方法】</text:span></text:p>
      <text:list xml:id="list7528620388756460289" text:style-name="L1">
        <text:list-item>
          <text:p text:style-name="P20"><text:span text:style-name="T6">インターネットでお申し込み</text:span></text:p>
          <text:p text:style-name="P19"><text:span text:style-name="T6">しまねOSS協議会ウェブサイトの「</text:span>OpenOffice.org習会の申しみはこちらから！」というリンクをたどってお申し込みください。</text:p>
          <text:p text:style-name="P16"><text:span text:style-name="T9">【しまねOSS協議会ウェブサイトURL】http://www.shimane-oss.org/</text:span></text:p>
        </text:list-item>
        <text:list-item>
          <text:p text:style-name="P20"><text:span text:style-name="T6">電子メールでお申し込み</text:span></text:p>
          <text:p text:style-name="P16"><text:span text:style-name="T9">お名前（ふりがな）、ご連絡先電話番号、メールアドレス、パソコン貸出の必要／不要をご記入の上、info@shimane-oss.org </text:span><text:span text:style-name="T10">へメールをお送りください。</text:span></text:p>
        </text:list-item>
        <text:list-item>
          <text:p text:style-name="P20"><text:span text:style-name="T6">FAXでお申し込み</text:span></text:p>
          <text:p text:style-name="P19"><text:span text:style-name="T6">別紙のお申込書にご記入の上、以下のFAX番号までお送りください。</text:span></text:p>
          <text:p text:style-name="P19"><text:span text:style-name="T6">【ＦＡＸ番号】０８５２−２８−９３９８</text:span></text:p>
        </text:list-item>
      </text:list>
      <text:p text:style-name="Standard"><text:span text:style-name="T4"/></text:p>
      <text:p text:style-name="Standard"><text:span text:style-name="T4">【お問い合わせ】</text:span></text:p>
      <text:p text:style-name="P4"><text:s text:c="2"/>しまねOSS協議会事務局<text:span text:style-name="T11">（(</text:span>株<text:span text:style-name="T11">)</text:span>ネットワーク応用通信研究所内）</text:p>
      <text:p text:style-name="P17"><text:span text:style-name="T4"><text:s text:c="4"/>メール：info@shimane-oss.org</text:span></text:p>
      <text:p text:style-name="P15"><text:s text:c="4"/>電話：０８５２−２８−９２９８／FAX：０８５２−２８−９３９８</text:p>
      <text:p text:style-name="P12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ワープロソフト　〜Writer〜</text:p>
      <text:p text:style-name="P9"/>
      <text:p text:style-name="P8">参加申込書</text:p>
      <text:p text:style-name="P8">[開催日：2013/4/1<text:span text:style-name="T12">7</text:span>(水),4/2<text:span text:style-name="T12">4</text:span>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1">お名前</text:p>
          </table:table-cell>
          <table:table-cell table:style-name="表1.B1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お名前(ふりがな)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ご連絡先(電話番号)</text:p>
          </table:table-cell>
          <table:table-cell table:style-name="表1.B2" office:value-type="string">
            <text:p text:style-name="P10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1">メールアドレス</text:p>
          </table:table-cell>
          <table:table-cell table:style-name="表1.B2" office:value-type="string">
            <text:p text:style-name="P10"/>
          </table:table-cell>
        </table:table-row>
        <table:table-row table:style-name="表1.1">
          <table:table-cell table:style-name="表1.A2" office:value-type="string">
            <text:p text:style-name="P11">パソコン貸出</text:p>
          </table:table-cell>
          <table:table-cell table:style-name="表1.B2" office:value-type="string">
            <text:p text:style-name="P11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8"><text:a xlink:type="simple" xlink:href="http://os4openoffice.doorkeeper.jp/events/22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1" svg:font-family="ArialMT" style:font-adornments="標準"/>
    <style:font-face style:name="Tahoma1" svg:font-family="Tahoma"/>
    <style:font-face style:name="ArialMT" svg:font-family="ArialMT" style:font-adornments="標準" style:font-pitch="variable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4H50M58S</meta:editing-duration>
    <meta:editing-cycles>37</meta:editing-cycles>
    <meta:generator>LibreOffice/4.0.0.3$MacOSX_x86 LibreOffice_project/53fd80e80f44edd735c18dbc5b6cde811e0a15c</meta:generator>
    <dc:date>2013-02-26T21:41:26</dc:date>
    <meta:document-statistic meta:table-count="1" meta:image-count="0" meta:object-count="0" meta:page-count="2" meta:paragraph-count="53" meta:word-count="1072" meta:character-count="1445" meta:non-whitespace-character-count="1348"/>
    <meta:template xlink:type="simple" xlink:actuate="onRequest" xlink:title="無題" xlink:href="../無題.ott" meta:date="2010-03-20T17:29:56"/>
  </office:meta>
</office:document-meta>
</file>